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77F2D68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49cm" svg:height="8.655cm" svg:x="1cm" svg:y="0.981cm">
          <draw:image xlink:href="Pictures/10000000000006900000041A77F2D6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85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05T16:16:16.114154284</dc:date>
    <meta:generator>LibreOffice/4.2.8.2$Linux_X86_64 LibreOffice_project/420m0$Build-2</meta:generator>
    <meta:editing-duration>PT1M23S</meta:editing-duration>
    <meta:editing-cycles>4</meta:editing-cycles>
    <meta:document-statistic meta:object-count="1"/>
  </office:meta>
</office:document-meta>
</file>